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5.4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Allez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number-columns-repeated="1020" table:default-cell-style-name="ce1"/>
        <table:table-row table:style-name="ro1">
          <table:table-cell office:value-type="string" calcext:value-type="string">
            <text:p>Specialized Edition Allez Sprint X2</text:p>
          </table:table-cell>
          <table:table-cell/>
          <table:table-cell table:formula="of:=OFFSET([.$A$1];(ROW()-1)*8;0)" office:value-type="string" office:string-value="Specialized Edition Allez Sprint X2" calcext:value-type="string">
            <text:p>Specialized Edition Allez Sprint X2</text:p>
          </table:table-cell>
          <table:table-cell table:formula="of:=OFFSET([.$A$2];(ROW()-1)*8;0)" office:value-type="string" office:string-value="4000" calcext:value-type="string">
            <text:p>4000</text:p>
          </table:table-cell>
          <table:table-cell table:formula="of:=OFFSET([.$A$3];(ROW()-1)*8;0)" office:value-type="string" office:string-value="fork" calcext:value-type="string">
            <text:p>fork</text:p>
          </table:table-cell>
          <table:table-cell table:formula="of:=OFFSET([.$A$6];(ROW()-1)*8;0)" office:value-type="string" office:string-value="Force" calcext:value-type="string">
            <text:p>Forc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000</text:p>
          </table:table-cell>
          <table:table-cell/>
          <table:table-cell table:formula="of:=OFFSET([.$A$1];(ROW()-1)*8;0)" office:value-type="string" office:string-value="SPECIALIZED EDITION ALLEZ SPRINT X1" calcext:value-type="string">
            <text:p>SPECIALIZED EDITION ALLEZ SPRINT X1</text:p>
          </table:table-cell>
          <table:table-cell table:formula="of:=OFFSET([.$A$2];(ROW()-1)*8;0)" office:value-type="string" office:string-value="3750" calcext:value-type="string">
            <text:p>3750</text:p>
          </table:table-cell>
          <table:table-cell table:formula="of:=OFFSET([.$A$3];(ROW()-1)*8;0)" office:value-type="string" office:string-value="fork" calcext:value-type="string">
            <text:p>fork</text:p>
          </table:table-cell>
          <table:table-cell table:formula="of:=OFFSET([.$A$6];(ROW()-1)*8;0)" office:value-type="string" office:string-value="Force" calcext:value-type="string">
            <text:p>For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k</text:p>
          </table:table-cell>
          <table:table-cell/>
          <table:table-cell table:formula="of:=OFFSET([.$A$1];(ROW()-1)*8;0)" office:value-type="string" office:string-value="Allez DSW Sprint X1 Expert" calcext:value-type="string">
            <text:p>Allez DSW Sprint X1 Expert</text:p>
          </table:table-cell>
          <table:table-cell table:formula="of:=OFFSET([.$A$2];(ROW()-1)*8;0)" office:value-type="string" office:string-value="2600" calcext:value-type="string">
            <text:p>2600</text:p>
          </table:table-cell>
          <table:table-cell table:formula="of:=OFFSET([.$A$3];(ROW()-1)*8;0)" office:value-type="string" office:string-value="fork" calcext:value-type="string">
            <text:p>fork</text:p>
          </table:table-cell>
          <table:table-cell table:formula="of:=OFFSET([.$A$6];(ROW()-1)*8;0)" office:value-type="string" office:string-value="Force" calcext:value-type="string">
            <text:p>Forc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OFFSET([.$A$1];(ROW()-1)*8;0)" office:value-type="string" office:string-value="Allez DSW Sprint X1 Comp" calcext:value-type="string">
            <text:p>Allez DSW Sprint X1 Comp</text:p>
          </table:table-cell>
          <table:table-cell table:formula="of:=OFFSET([.$A$2];(ROW()-1)*8;0)" office:value-type="string" office:string-value="2000" calcext:value-type="string">
            <text:p>2000</text:p>
          </table:table-cell>
          <table:table-cell table:formula="of:=OFFSET([.$A$3];(ROW()-1)*8;0)" office:value-type="string" office:string-value="fork" calcext:value-type="string">
            <text:p>fork</text:p>
          </table:table-cell>
          <table:table-cell table:formula="of:=OFFSET([.$A$6];(ROW()-1)*8;0)" office:value-type="string" office:string-value="Rival" calcext:value-type="string">
            <text:p>Rival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OFFSET([.$A$1];(ROW()-1)*8;0)" office:value-type="string" office:string-value="Allez DSW SL Expert" calcext:value-type="string">
            <text:p>Allez DSW SL Expert</text:p>
          </table:table-cell>
          <table:table-cell table:formula="of:=OFFSET([.$A$2];(ROW()-1)*8;0)" office:value-type="string" office:string-value="2000" calcext:value-type="string">
            <text:p>2000</text:p>
          </table:table-cell>
          <table:table-cell table:formula="of:=OFFSET([.$A$3];(ROW()-1)*8;0)" office:value-type="string" office:string-value="fork" calcext:value-type="string">
            <text:p>fork</text:p>
          </table:table-cell>
          <table:table-cell table:formula="of:=OFFSET([.$A$6];(ROW()-1)*8;0)" office:value-type="string" office:string-value="Ultegra" calcext:value-type="string">
            <text:p>Ulteg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ce</text:p>
          </table:table-cell>
          <table:table-cell/>
          <table:table-cell table:formula="of:=OFFSET([.$A$1];(ROW()-1)*8;0)" office:value-type="string" office:string-value="Allez DSW SL Comp" calcext:value-type="string">
            <text:p>Allez DSW SL Comp</text:p>
          </table:table-cell>
          <table:table-cell table:formula="of:=OFFSET([.$A$2];(ROW()-1)*8;0)" office:value-type="string" office:string-value="1550" calcext:value-type="string">
            <text:p>1550</text:p>
          </table:table-cell>
          <table:table-cell table:formula="of:=OFFSET([.$A$3];(ROW()-1)*8;0)" office:value-type="string" office:string-value="fork" calcext:value-type="string">
            <text:p>fork</text:p>
          </table:table-cell>
          <table:table-cell table:formula="of:=OFFSET([.$A$6];(ROW()-1)*8;0)" office:value-type="float" office:value="105" calcext:value-type="float">
            <text:p>10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OFFSET([.$A$1];(ROW()-1)*8;0)" office:value-type="string" office:string-value="Allez DSW Elite" calcext:value-type="string">
            <text:p>Allez DSW Elite</text:p>
          </table:table-cell>
          <table:table-cell table:formula="of:=OFFSET([.$A$2];(ROW()-1)*8;0)" office:value-type="string" office:string-value="1250" calcext:value-type="string">
            <text:p>1250</text:p>
          </table:table-cell>
          <table:table-cell table:formula="of:=OFFSET([.$A$3];(ROW()-1)*8;0)" office:value-type="string" office:string-value="fork" calcext:value-type="string">
            <text:p>fork</text:p>
          </table:table-cell>
          <table:table-cell table:formula="of:=OFFSET([.$A$6];(ROW()-1)*8;0)" office:value-type="string" office:string-value="Tiagra" calcext:value-type="string">
            <text:p>Tiagr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OFFSET([.$A$1];(ROW()-1)*8;0)" office:value-type="string" office:string-value="Allez E5 Sport" calcext:value-type="string">
            <text:p>Allez E5 Sport</text:p>
          </table:table-cell>
          <table:table-cell table:formula="of:=OFFSET([.$A$2];(ROW()-1)*8;0)" office:value-type="string" office:string-value="970" calcext:value-type="string">
            <text:p>970</text:p>
          </table:table-cell>
          <table:table-cell table:formula="of:=OFFSET([.$A$3];(ROW()-1)*8;0)" office:value-type="string" office:string-value="fork" calcext:value-type="string">
            <text:p>fork</text:p>
          </table:table-cell>
          <table:table-cell table:formula="of:=OFFSET([.$A$6];(ROW()-1)*8;0)" office:value-type="string" office:string-value="Sora" calcext:value-type="string">
            <text:p>So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ECIALIZED EDITION ALLEZ SPRINT X1</text:p>
          </table:table-cell>
          <table:table-cell/>
          <table:table-cell table:formula="of:=OFFSET([.$A$1];(ROW()-1)*8;0)" office:value-type="string" office:string-value="Allez E5" calcext:value-type="string">
            <text:p>Allez E5</text:p>
          </table:table-cell>
          <table:table-cell table:formula="of:=OFFSET([.$A$2];(ROW()-1)*8;0)" office:value-type="string" office:string-value="770" calcext:value-type="string">
            <text:p>770</text:p>
          </table:table-cell>
          <table:table-cell table:formula="of:=OFFSET([.$A$3];(ROW()-1)*8;0)" office:value-type="string" office:string-value="fork" calcext:value-type="string">
            <text:p>fork</text:p>
          </table:table-cell>
          <table:table-cell table:formula="of:=OFFSET([.$A$6];(ROW()-1)*8;0)" office:value-type="string" office:string-value="Claris" calcext:value-type="string">
            <text:p>Clari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7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Force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Allez DSW Sprint X1 Exper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6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Force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Allez DSW Sprint X1 Co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Rival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Allez DSW SL Exper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Allez DSW SL Co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5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Allez DSW Elit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Tiagra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Allez E5 Spor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9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Sora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Allez E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7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Claris</text:p>
          </table:table-cell>
          <table:table-cell table:number-columns-repeated="1022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2"/>
          <table:table-cell table:number-columns-repeated="1022"/>
        </table:table-row>
        <table:table-row table:style-name="ro1" table:number-rows-repeated="104850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esults" table:style-name="ta1">
        <table:table-column table:style-name="co1" table:default-cell-style-name="Default"/>
        <table:table-row table:style-name="ro1">
          <table:table-cell office:value-type="string" calcext:value-type="string">
            <text:p>Allez</text:p>
          </table:table-cell>
        </table:table-row>
        <table:table-row table:style-name="ro1">
          <table:table-cell office:value-type="string" calcext:value-type="string">
            <text:p>Sprint X2 Specialized Edition</text:p>
          </table:table-cell>
        </table:table-row>
        <table:table-row table:style-name="ro1">
          <table:table-cell office:value-type="string" calcext:value-type="string">
            <text:p>Sprint X1 Specialized Edition</text:p>
          </table:table-cell>
        </table:table-row>
        <table:table-row table:style-name="ro1">
          <table:table-cell office:value-type="string" calcext:value-type="string">
            <text:p>DSW Sprint X1 Expert</text:p>
          </table:table-cell>
        </table:table-row>
        <table:table-row table:style-name="ro1">
          <table:table-cell office:value-type="string" calcext:value-type="string">
            <text:p>DSW Sprint X1 Comp</text:p>
          </table:table-cell>
        </table:table-row>
        <table:table-row table:style-name="ro1">
          <table:table-cell office:value-type="string" calcext:value-type="string">
            <text:p>DSW SL Expert</text:p>
          </table:table-cell>
        </table:table-row>
        <table:table-row table:style-name="ro1">
          <table:table-cell office:value-type="string" calcext:value-type="string">
            <text:p>DSW SL Comp</text:p>
          </table:table-cell>
        </table:table-row>
        <table:table-row table:style-name="ro1">
          <table:table-cell office:value-type="string" calcext:value-type="string">
            <text:p>DSW Elite</text:p>
          </table:table-cell>
        </table:table-row>
        <table:table-row table:style-name="ro1">
          <table:table-cell office:value-type="string" calcext:value-type="string">
            <text:p>E5 Sport</text:p>
          </table:table-cell>
        </table:table-row>
        <table:table-row table:style-name="ro1">
          <table:table-cell office:value-type="string" calcext:value-type="string">
            <text:p>E5</text:p>
          </table:table-cell>
        </table:table-row>
        <table:table-row table:style-name="ro1">
          <table:table-cell office:value-type="string" calcext:value-type="string">
            <text:p>4000</text:p>
          </table:table-cell>
        </table:table-row>
        <table:table-row table:style-name="ro1">
          <table:table-cell office:value-type="string" calcext:value-type="string">
            <text:p>3750</text:p>
          </table:table-cell>
        </table:table-row>
        <table:table-row table:style-name="ro1">
          <table:table-cell office:value-type="string" calcext:value-type="string">
            <text:p>2600</text:p>
          </table:table-cell>
        </table:table-row>
        <table:table-row table:style-name="ro1">
          <table:table-cell office:value-type="string" calcext:value-type="string">
            <text:p>2000</text:p>
          </table:table-cell>
        </table:table-row>
        <table:table-row table:style-name="ro1">
          <table:table-cell office:value-type="string" calcext:value-type="string">
            <text:p>2000</text:p>
          </table:table-cell>
        </table:table-row>
        <table:table-row table:style-name="ro1">
          <table:table-cell office:value-type="string" calcext:value-type="string">
            <text:p>1550</text:p>
          </table:table-cell>
        </table:table-row>
        <table:table-row table:style-name="ro1">
          <table:table-cell office:value-type="string" calcext:value-type="string">
            <text:p>1250</text:p>
          </table:table-cell>
        </table:table-row>
        <table:table-row table:style-name="ro1">
          <table:table-cell office:value-type="string" calcext:value-type="string">
            <text:p>970</text:p>
          </table:table-cell>
        </table:table-row>
        <table:table-row table:style-name="ro1">
          <table:table-cell office:value-type="string" calcext:value-type="string">
            <text:p>770</text:p>
          </table:table-cell>
        </table:table-row>
        <table:table-row table:style-name="ro1">
          <table:table-cell office:value-type="string" calcext:value-type="string">
            <text:p>fork</text:p>
          </table:table-cell>
        </table:table-row>
        <table:table-row table:style-name="ro1">
          <table:table-cell office:value-type="string" calcext:value-type="string">
            <text:p>fork</text:p>
          </table:table-cell>
        </table:table-row>
        <table:table-row table:style-name="ro1">
          <table:table-cell office:value-type="string" calcext:value-type="string">
            <text:p>fork</text:p>
          </table:table-cell>
        </table:table-row>
        <table:table-row table:style-name="ro1">
          <table:table-cell office:value-type="string" calcext:value-type="string">
            <text:p>fork</text:p>
          </table:table-cell>
        </table:table-row>
        <table:table-row table:style-name="ro1">
          <table:table-cell office:value-type="string" calcext:value-type="string">
            <text:p>fork</text:p>
          </table:table-cell>
        </table:table-row>
        <table:table-row table:style-name="ro1">
          <table:table-cell office:value-type="string" calcext:value-type="string">
            <text:p>fork</text:p>
          </table:table-cell>
        </table:table-row>
        <table:table-row table:style-name="ro1">
          <table:table-cell office:value-type="string" calcext:value-type="string">
            <text:p>fork</text:p>
          </table:table-cell>
        </table:table-row>
        <table:table-row table:style-name="ro1">
          <table:table-cell office:value-type="string" calcext:value-type="string">
            <text:p>fork</text:p>
          </table:table-cell>
        </table:table-row>
        <table:table-row table:style-name="ro1">
          <table:table-cell office:value-type="string" calcext:value-type="string">
            <text:p>fork</text:p>
          </table:table-cell>
        </table:table-row>
        <table:table-row table:style-name="ro1">
          <table:table-cell office:value-type="string" calcext:value-type="string">
            <text:p>Force</text:p>
          </table:table-cell>
        </table:table-row>
        <table:table-row table:style-name="ro1">
          <table:table-cell office:value-type="string" calcext:value-type="string">
            <text:p>Force</text:p>
          </table:table-cell>
        </table:table-row>
        <table:table-row table:style-name="ro1">
          <table:table-cell office:value-type="string" calcext:value-type="string">
            <text:p>Force</text:p>
          </table:table-cell>
        </table:table-row>
        <table:table-row table:style-name="ro1">
          <table:table-cell office:value-type="string" calcext:value-type="string">
            <text:p>Rival</text:p>
          </table:table-cell>
        </table:table-row>
        <table:table-row table:style-name="ro1">
          <table:table-cell office:value-type="string" calcext:value-type="string">
            <text:p>Ultegra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Tiagra</text:p>
          </table:table-cell>
        </table:table-row>
        <table:table-row table:style-name="ro1">
          <table:table-cell office:value-type="string" calcext:value-type="string">
            <text:p>Sora</text:p>
          </table:table-cell>
        </table:table-row>
        <table:table-row table:style-name="ro1">
          <table:table-cell office:value-type="string" calcext:value-type="string">
            <text:p>Clari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 style:data-style-name="N2" text:time-value="22:44:01.5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2T22:44:27.166000000</dc:date>
    <meta:editing-duration>PT38M20S</meta:editing-duration>
    <meta:editing-cycles>8</meta:editing-cycles>
    <meta:generator>LibreOffice/5.0.5.2$Windows_X86_64 LibreOffice_project/55b006a02d247b5f7215fc6ea0fde844b30035b3</meta:generator>
    <meta:document-statistic meta:table-count="2" meta:cell-count="109" meta:object-count="0"/>
  </office:meta>
</office:document-meta>
</file>